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1020b286"/>
    </style:style>
    <style:style style:name="P92" style:family="paragraph" style:parent-style-name="Footnote">
      <style:text-properties officeooo:paragraph-rsid="102c1a0f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6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8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9" style:family="text">
      <style:text-properties fo:color="#000000" loext:opacity="100%" style:font-name="Liberation Sans" fo:font-size="12pt" style:font-size-asian="12pt" style:font-size-complex="12pt"/>
    </style:style>
    <style:style style:name="T23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8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officeooo:rsid="047da547"/>
    </style:style>
    <style:style style:name="T2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style:font-size-asian="12pt" style:font-size-complex="12pt"/>
    </style:style>
    <style:style style:name="T294" style:family="text">
      <style:text-properties style:use-window-font-color="true" loext:opacity="0%" style:font-name="Liberation Sans" officeooo:rsid="0efd8e5c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4" style:family="text">
      <style:text-properties officeooo:rsid="0f0ca65a"/>
    </style:style>
    <style:style style:name="T325" style:family="text">
      <style:text-properties officeooo:rsid="0f8f58bd"/>
    </style:style>
    <style:style style:name="T326" style:family="text">
      <style:text-properties officeooo:rsid="0f95a7a0"/>
    </style:style>
    <style:style style:name="T327" style:family="text">
      <style:text-properties style:text-underline-style="none"/>
    </style:style>
    <style:style style:name="T328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3"><text:span text:style-name="Strong_20_Emphasis"><text:span text:style-name="T196">C</text:span></text:span><text:span text:style-name="Strong_20_Emphasis"><text:span text:style-name="T195">hecklist voor </text:span></text:span><text:span text:style-name="Strong_20_Emphasis"><text:span text:style-name="T197">de installatie</text:span></text:span><text:span text:style-name="Strong_20_Emphasis"><text:span text:style-name="T195"> van </text:span></text:span><text:span text:style-name="Strong_20_Emphasis"><text:span text:style-name="T195"><text:user-field-get text:name="Distro">Ubuntu</text:user-field-get></text:span></text:span><text:span text:style-name="Strong_20_Emphasis"><text:span text:style-name="T195"><text:s/></text:span></text:span><text:span text:style-name="Strong_20_Emphasis"><text:span text:style-name="T202"><text:user-field-get text:name="Version">24.04</text:user-field-get></text:span></text:span><text:span text:style-name="Strong_20_Emphasis"><text:span text:style-name="T199"><text:note text:id="ftn1" text:note-class="footnote"><text:note-citation>1</text:note-citation><text:note-body><text:p text:style-name="P92"><text:span text:style-name="T310">D</text:span><text:span text:style-name="T301">eze </text:span><text:span text:style-name="Strong_20_Emphasis"><text:span text:style-name="T312"><text:user-field-get text:name="Distro">Ubuntu</text:user-field-get></text:span></text:span><text:span text:style-name="T303"><text:s/></text:span><text:span text:style-name="T313"><text:user-field-get text:name="Version">24.04</text:user-field-get></text:span><text:span text:style-name="T313"><text:s/></text:span><text:span text:style-name="Strong_20_Emphasis"><text:span text:style-name="T314"><text:user-field-get text:name="Edition">Desktop</text:user-field-get></text:span></text:span><text:span text:style-name="T301"><text:s/>(codenaam </text:span><text:span text:style-name="T309">noble</text:span><text:span text:style-name="T301">) van april</text:span><text:span text:style-name="T304"> </text:span><text:span text:style-name="Strong_20_Emphasis"><text:span text:style-name="T315"><text:user-field-get text:name="Releaseyear">2024</text:user-field-get></text:span></text:span><text:span text:style-name="T305"><text:s/></text:span><text:span text:style-name="T310">is een zogenaamde </text:span><text:span text:style-name="T301">LTS-</text:span><text:span text:style-name="T310">versie</text:span><text:span text:style-name="T301"> </text:span><text:span text:style-name="T310">(</text:span><text:span text:style-name="T301">staat voor Long-Term Support, </text:span><text:span text:style-name="T302">langetermijnondersteuning</text:span><text:span text:style-name="T310">)</text:span><text:span text:style-name="T302"> </text:span><text:span text:style-name="T311">en</text:span><text:span text:style-name="T305"> </text:span><text:span text:style-name="T301">wordt gedurende 5 jaar ondersteund tot april 202</text:span><text:span text:style-name="T309">9</text:span><text:span text:style-name="T301">, en met een </text:span><text:span text:style-name="T308">gratis persoonlijk </text:span><text:span text:style-name="T301">Ubuntu </text:span><text:span text:style-name="T306">P</text:span><text:span text:style-name="T301">ro-abonnement gedurende 1</text:span><text:span text:style-name="T307">0</text:span><text:span text:style-name="T301"> jaar tot april 203</text:span><text:span text:style-name="T309">4</text:span><text:span text:style-name="T301">.</text:span></text:p></text:note-body></text:note></text:span></text:span><text:span text:style-name="Strong_20_Emphasis"><text:span text:style-name="T200"><text:s/></text:span></text:span><text:span text:style-name="Strong_20_Emphasis"><text:span text:style-name="T201"><text:user-field-get text:name="Edition">Desktop</text:user-field-get></text:span></text:span><text:span text:style-name="Strong_20_Emphasis"><text:span text:style-name="T198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21">Vul </text:span><text:span text:style-name="T20">achter</text:span><text:span text:style-name="T17"> de </text:span><text:span text:style-name="Definition"><text:span text:style-name="T324">ONDERSTREEPTE</text:span></text:span><text:span text:style-name="T1"> </text:span><text:span text:style-name="T18">woorden</text:span><text:span text:style-name="T17"> het</text:span><text:span text:style-name="Strong_20_Emphasis"><text:span text:style-name="T244"> </text:span></text:span><text:span text:style-name="Strong_20_Emphasis"><text:span text:style-name="T245">tekstvak</text:span></text:span><text:span text:style-name="T18"> </text:span><text:span text:style-name="T21">in,</text:span><text:span text:style-name="T18"> </text:span><text:span text:style-name="T260">zie </text:span><text:span text:style-name="T294">[</text:span><text:span text:style-name="T260">toelichting</text:span><text:span text:style-name="T294">]</text:span><text:span text:style-name="T18">:</text:span></text:p>
      <text:p text:style-name="P3"><text:span text:style-name="Definition"><text:span text:style-name="T25">GEBRUIKER</text:span></text:span><text:span text:style-name="T268"><text:tab/><text:tab/></text:span><text:span text:style-name="T293"> <text:tab/><text:tab/></text:span><text:span text:style-name="T269"><draw:control text:anchor-type="as-char" svg:y="-0.4cm" draw:z-index="19" draw:name="Gebruiker 2" draw:style-name="gr2" draw:text-style-name="P101" svg:width="6.4cm" svg:height="0.6cm" draw:control="control18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, bijv. </text:span><text:span text:style-name="T264">J</text:span><text:span text:style-name="T291">a</text:span><text:span text:style-name="T264">n </text:span><text:span text:style-name="T291">Jansen</text:span><text:span text:style-name="T292">]</text:span></text:p>
      <text:p text:style-name="P90"><text:span text:style-name="Definition"><text:span text:style-name="T262">g</text:span></text:span><text:span text:style-name="Definition">ebruikersnaam</text:span><text:span text:style-name="Definition"><text:span text:style-name="T327"><text:tab/></text:span></text:span><text:span text:style-name="T261"><draw:control text:anchor-type="as-char" svg:y="-0.4cm" draw:z-index="20" draw:name="Gberuikersnaam 3" draw:style-name="gr2" draw:text-style-name="P101" svg:width="6.4cm" svg:height="0.6cm" draw:control="control19"><svg:title>Gebruikersnaam</svg:title><svg:desc>Korte naam, bijv. jan</svg:desc></draw:control></text:span><text:span text:style-name="T261"><text:tab/> <text:s text:c="2"/></text:span><text:span text:style-name="T8">[</text:span><text:span text:style-name="T9">K</text:span><text:span text:style-name="T7">orte naam, bijv. </text:span><text:span text:style-name="T206">j</text:span><text:span text:style-name="T207">a</text:span><text:span text:style-name="T206">n</text:span><text:span text:style-name="T208">]</text:span></text:p>
      <text:p text:style-name="P3"><text:span text:style-name="Definition">COMPUTERNAAM</text:span><text:span text:style-name="T272"><text:tab/><text:tab/></text:span><draw:control text:anchor-type="as-char" svg:y="-0.4cm" draw:z-index="21" draw:name="Computernaam 1" draw:style-name="gr2" draw:text-style-name="P101" svg:width="6.4cm" svg:height="0.6cm" draw:control="control20"><svg:title>Computernaam</svg:title><svg:desc>Unieke naam van de computer</svg:desc></draw:control><text:tab/> <text:s text:c="2"/><text:span text:style-name="T277">[</text:span><text:span text:style-name="T278">N</text:span><text:span text:style-name="T273">aam van de compute</text:span><text:span text:style-name="T274">r, </text:span><text:span text:style-name="T275">bijv. </text:span><text:span text:style-name="T276">pc02</text:span><text:span text:style-name="T277">]</text:span></text:p>
      <text:p text:style-name="P3"><text:span text:style-name="Definition"><text:span text:style-name="T280">GEBRUIKER</text:span></text:span><text:span text:style-name="Definition"><text:span text:style-name="T285"><text:tab/></text:span></text:span><text:span text:style-name="T279"><text:tab/></text:span><text:span text:style-name="T293"> <text:tab/><text:tab/></text:span><text:span text:style-name="T269"><draw:control text:anchor-type="as-char" svg:y="-0.4cm" draw:z-index="22" draw:name="Gebruiker 3" draw:style-name="gr2" draw:text-style-name="P101" svg:width="6.4cm" svg:height="0.6cm" draw:control="control21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 </text:span><text:span text:style-name="T267">evt. 2</text:span><text:span text:style-name="T295">e</text:span><text:span text:style-name="T265"> gebruiker</text:span><text:span text:style-name="T266">]</text:span></text:p>
      <text:p text:style-name="P90"><text:span text:style-name="Definition"><text:span text:style-name="T280">GEBRUIKERSN</text:span></text:span><text:span text:style-name="Definition"><text:span text:style-name="T281">aa</text:span></text:span><text:span text:style-name="Definition"><text:span text:style-name="T280">M</text:span></text:span><text:span text:style-name="Definition"><text:span text:style-name="T285"><text:tab/></text:span></text:span><text:span text:style-name="T261"><draw:control text:anchor-type="as-char" svg:y="-0.4cm" draw:z-index="23" draw:name="Gberuikersnaam 4" draw:style-name="gr2" draw:text-style-name="P101" svg:width="6.4cm" svg:height="0.6cm" draw:control="control22"><svg:title>Gebruikersnaam</svg:title><svg:desc>Korte naam, bijv. jan</svg:desc></draw:control></text:span><text:span text:style-name="T261"><text:tab/> <text:s text:c="2"/></text:span><text:span text:style-name="T283">[</text:span><text:span text:style-name="T284">K</text:span><text:span text:style-name="T282">orte naam</text:span><text:span text:style-name="T286"> </text:span><text:span text:style-name="T287">e</text:span><text:span text:style-name="T288">vt. 2</text:span><text:span text:style-name="T296">e</text:span><text:span text:style-name="T288"> </text:span><text:span text:style-name="T289">gebruiker</text:span><text:span text:style-name="T290">]</text:span></text:p>
      <text:p text:style-name="P2"><text:span text:style-name="T209">Vervang </text:span><text:span text:style-name="T216">de</text:span><text:span text:style-name="T209"> </text:span><text:span text:style-name="Definition"><text:span text:style-name="T26">ONDERSTREEPTE</text:span></text:span><text:span text:style-name="T209"> </text:span><text:span text:style-name="T210">woorden </text:span><text:span text:style-name="T209">in deze checklist door </text:span><text:span text:style-name="T216">d</text:span><text:span text:style-name="T217">i</text:span><text:span text:style-name="T216">e </text:span><text:span text:style-name="T215">in </text:span><text:span text:style-name="T217">het</text:span><text:span text:style-name="Strong_20_Emphasis"><text:span text:style-name="T74"> </text:span></text:span><text:span text:style-name="Strong_20_Emphasis"><text:span text:style-name="T102">tekstvak</text:span></text:span><text:span text:style-name="T209">.</text:span></text:p>
      <text:p text:style-name="P44"/>
      <text:p text:style-name="P44"/>
      <text:p text:style-name="P1"><text:span text:style-name="T221">Nog niet op Linux?</text:span><text:span text:style-name="T211"><text:tab/></text:span><text:span text:style-name="T218"><text:tab/></text:span><text:span text:style-name="T219">G</text:span><text:span text:style-name="T212">ebruik </text:span><text:span text:style-name="Strong_20_Emphasis"><text:span text:style-name="T222">Checklist </text:span></text:span><text:span text:style-name="Strong_20_Emphasis"><text:span text:style-name="T223">overzetten</text:span></text:span><text:span text:style-name="T21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3"> onder </text:span><text:span text:style-name="T220">Linux</text:span><text:span text:style-name="T214">.</text:span></text:p>
      <text:p text:style-name="P43"><text:span text:style-name="T185">Nieuwe installatie?</text:span><text:span text:style-name="T180"><text:tab/></text:span><text:span text:style-name="T182"></text:span><text:span text:style-name="T184"><text:tab/></text:span><text:span text:style-name="T183">B</text:span><text:span text:style-name="T180">egin bij hoofdstuk </text:span><text:span text:style-name="T185"><text:bookmark-ref text:reference-format="page" text:ref-name="__RefNumPara__4009_1271708128">2</text:bookmark-ref></text:span><text:span text:style-name="T180"><text:s text:c="2"/></text:span><text:span text:style-name="T186"><text:bookmark-ref text:reference-format="text" text:ref-name="__RefNumPara__4009_1271708128">Installatie uitvoeren</text:bookmark-ref></text:span><text:span text:style-name="T181">.</text:span></text:p>
      <text:p text:style-name="P23"/>
      <text:p text:style-name="P23"/>
      <text:list xml:id="list3294245513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10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10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5">v</text:span></text:span><text:span text:style-name="User_20_Entry"><text:span text:style-name="T156">en</text:span></text:span><text:span text:style-name="User_20_Entry"><text:span text:style-name="T158">t</text:span></text:span><text:span text:style-name="User_20_Entry"><text:span text:style-name="T159">uele </text:span></text:span><text:span text:style-name="User_20_Entry"><text:span text:style-name="T160">extra </text:span></text:span><text:span text:style-name="Definition"><text:span text:style-name="T322">gebruiker</text:span></text:span><text:span text:style-name="User_20_Entry"><text:span text:style-name="T151">s</text:span></text:span><text:span text:style-name="User_20_Entry"><text:span text:style-name="T160"> aanmelden </text:span></text:span><text:span text:style-name="User_20_Entry"><text:span text:style-name="T161">en dezelfde stappen uitvoeren</text:span></text:span><text:span text:style-name="User_20_Entry"><text:span text:style-name="T157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6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79">D</text:span>e <text:span text:style-name="T328">Super</text:span>-toets <text:span text:style-name="T235">is de Windows-toets, Command-toets </text:span><text:span text:style-name="T236">(Apple)</text:span><text:span text:style-name="T235">, of Vergrootglas-toets </text:span><text:span text:style-name="T236">(Chromebook)</text:span><text:span text:style-name="T235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7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100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6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95346814095878" text:continue-numbering="true" text:style-name="L1">
        <text:list-item>
          <text:p text:style-name="P95"><text:bookmark-start text:name="__RefNumPara__4009_1271708128"/><text:span text:style-name="Strong_20_Emphasis"><text:span text:style-name="T224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29">Start de computer op vanaf</text:span><text:span text:style-name="T229"><text:note text:id="ftn5" text:note-class="footnote"><text:note-citation>1</text:note-citation><text:note-body><text:p text:style-name="P89"><text:span text:style-name="T165">B</text:span><text:span text:style-name="T166">ootmenu/</text:span><text:span text:style-name="T165">S</text:span><text:span text:style-name="T166">etup</text:span><text:span text:style-name="T164"> via </text:span><text:span text:style-name="T162">é</text:span><text:span text:style-name="T163">é</text:span><text:span text:style-name="T165">n van de </text:span><text:span text:style-name="Definition"><text:span text:style-name="T167">Veelgebruikte toetsen: </text:span></text:span><text:span text:style-name="Definition"><text:span text:style-name="T168"><text:s/></text:span></text:span><text:span text:style-name="User_20_Entry"><text:span text:style-name="T178">Esc</text:span></text:span><text:span text:style-name="User_20_Entry"><text:span text:style-name="T171">,</text:span></text:span><text:span text:style-name="Definition"><text:span text:style-name="T168"> </text:span></text:span><text:span text:style-name="User_20_Entry"><text:span text:style-name="T178">Delete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2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9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0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1</text:span></text:span><text:span text:style-name="User_20_Entry"><text:span text:style-name="T172">,</text:span></text:span><text:span text:style-name="Definition"><text:span text:style-name="T168"> </text:span></text:span><text:span text:style-name="Definition"><text:span text:style-name="T169">o</text:span></text:span><text:span text:style-name="Definition"><text:span text:style-name="T170">f</text:span></text:span><text:span text:style-name="Definition"><text:span text:style-name="T168"> </text:span></text:span><text:span text:style-name="User_20_Entry"><text:span text:style-name="T178">F12</text:span></text:span><text:span text:style-name="User_20_Entry"><text:span text:style-name="T172">.</text:span></text:span></text:p></text:note-body></text:note></text:span><text:span text:style-name="T229"> </text:span><text:span text:style-name="T233">een </text:span><text:span text:style-name="Strong_20_Emphasis"><text:span text:style-name="T204"><text:user-field-get text:name="Distro">Ubuntu</text:user-field-get></text:span></text:span><text:span text:style-name="T227"><text:s/></text:span><text:span text:style-name="T205"><text:user-field-get text:name="Version">24.04</text:user-field-get></text:span><text:span text:style-name="T205"><text:s/>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297">Vanaf ee</text:span>n <text:span text:style-name="T326">L</text:span>ive <text:span text:style-name="T325">USB</text:span><text:span text:style-name="T300">-stick</text:span><text:span text:style-name="T23"> </text:span>kunt <text:span text:style-name="T297">u opstarten en</text:span> <text:span text:style-name="T19">met </text:span><text:span text:style-name="Strong_20_Emphasis"><text:span text:style-name="T237"><text:user-field-get text:name="Distro">Ubuntu</text:user-field-get></text:span></text:span><text:span text:style-name="Strong_20_Emphasis"><text:span text:style-name="T237"><text:s/></text:span></text:span>werken zonder enige bestanden op de harde schijf te wijzigen en maakt ook installatie van <text:span text:style-name="Strong_20_Emphasis"><text:span text:style-name="T237"><text:user-field-get text:name="Distro">Ubuntu</text:user-field-get></text:span></text:span><text:span text:style-name="Strong_20_Emphasis"><text:span text:style-name="T237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91"><text:span text:style-name="Strong_20_Emphasis"><text:span text:style-name="T150">Maak een opstartbare USB-stick</text:span></text:span><text:span text:style-name="Strong_20_Emphasis"><text:span text:style-name="T146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2"><text:user-field-get text:name="Distro">Ubuntu</text:user-field-get></text:span></text:span><text:span text:style-name="Strong_20_Emphasis"><text:span text:style-name="T152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Strong_20_Emphasis"><text:span text:style-name="T152"><text:user-field-get text:name="Version">24.04</text:user-field-get></text:span></text:span><text:span text:style-name="Strong_20_Emphasis"><text:span text:style-name="T152"><text:s/></text:span></text:span><text:span text:style-name="Strong_20_Emphasis"><text:span text:style-name="T154">LTS </text:span></text:span><text:span text:style-name="Strong_20_Emphasis"><text:span text:style-name="T147">CD</text:span></text:span><text:span text:style-name="Strong_20_Emphasis"><text:span text:style-name="T149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download" text:style-name="Internet_20_link" text:visited-style-name="Visited_20_Internet_20_Link"><text:span text:style-name="Strong_20_Emphasis"><text:span text:style-name="T299">ubuntu.com/download</text:span></text:span></text:a><text:span text:style-name="Strong_20_Emphasis"><text:span text:style-name="T143">.</text:span></text:span><text:span text:style-name="Strong_20_Emphasis"><text:span text:style-name="T145"><text:line-break/>De </text:span></text:span><text:span text:style-name="Strong_20_Emphasis"><text:span text:style-name="T148">ver</text:span></text:span><text:span text:style-name="Strong_20_Emphasis"><text:span text:style-name="T145">volgstappen staan beschreven in </text:span></text:span><text:span text:style-name="Strong_20_Emphasis"><text:span text:style-name="T153">Linux informatie</text:span></text:span><text:span text:style-name="Strong_20_Emphasis"><text:span text:style-name="T145">, te vinden op </text:span></text:span><text:a xlink:type="simple" xlink:href="https://karelzimmer.nl/" text:style-name="Internet_20_link" text:visited-style-name="Visited_20_Internet_20_Link"><text:span text:style-name="Strong_20_Emphasis"><text:span text:style-name="T298">karelzimmer.nl</text:span></text:span></text:a><text:span text:style-name="Strong_20_Emphasis"><text:span text:style-name="T145">, onder </text:span></text:span><text:span text:style-name="Strong_20_Emphasis"><text:span text:style-name="T153">Linux</text:span></text:span><text:span text:style-name="Strong_20_Emphasis"><text:span text:style-name="T145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100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0">Kies</text:span><text:span text:style-name="T231"> </text:span><text:span text:style-name="T234">Nederlands</text:span><text:span text:style-name="T231"> en klik</text:span><text:span text:style-name="T232"> </text:span><text:span text:style-name="T231">op</text:span><text:span text:style-name="T230"> </text:span><text:span text:style-name="T226">Next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100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4">Bij</text:span><text:span text:style-name="T247"> </text:span><text:span text:style-name="Strong_20_Emphasis"><text:span text:style-name="T255">Create your account</text:span></text:span><text:span text:style-name="T247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1"><text:span text:style-name="T253">V</text:span><text:span text:style-name="T248">ul </text:span><text:span text:style-name="T249">in </text:span><text:span text:style-name="Strong_20_Emphasis"><text:span text:style-name="T255">Your</text:span></text:span><text:span text:style-name="Strong_20_Emphasis"><text:span text:style-name="T250"> n</text:span></text:span><text:span text:style-name="Strong_20_Emphasis"><text:span text:style-name="T251">am</text:span></text:span><text:span text:style-name="Strong_20_Emphasis"><text:span text:style-name="T255">e</text:span></text:span><text:span text:style-name="Strong_20_Emphasis"><text:span text:style-name="T240"> </text:span></text:span><text:span text:style-name="Definition"><text:span text:style-name="T4">gebruiker</text:span></text:span><text:span text:style-name="Strong_20_Emphasis"><text:span text:style-name="T241">, <text:line-break/></text:span></text:span><text:span text:style-name="Strong_20_Emphasis"><text:span text:style-name="T255">You</text:span></text:span><text:span text:style-name="Strong_20_Emphasis"><text:span text:style-name="T259">r</text:span></text:span><text:span text:style-name="Strong_20_Emphasis"><text:span text:style-name="T250"> </text:span></text:span><text:span text:style-name="Strong_20_Emphasis"><text:span text:style-name="T252">computer</text:span></text:span><text:span text:style-name="Strong_20_Emphasis"><text:span text:style-name="T258">'s </text:span></text:span><text:span text:style-name="Strong_20_Emphasis"><text:span text:style-name="T257">name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0">,<text:line-break/></text:span></text:span><text:span text:style-name="Strong_20_Emphasis"><text:span text:style-name="T256">Your username</text:span></text:span><text:span text:style-name="Strong_20_Emphasis"><text:span text:style-name="T240"> </text:span></text:span><text:span text:style-name="Definition"><text:span text:style-name="T4">gebruikersnaam</text:span></text:span><text:span text:style-name="Strong_20_Emphasis"><text:span text:style-name="T240">, </text:span></text:span><text:span text:style-name="Strong_20_Emphasis"><text:span text:style-name="T243">en</text:span></text:span><text:span text:style-name="Strong_20_Emphasis"><text:span text:style-name="T240"><text:line-break/></text:span></text:span><text:span text:style-name="Strong_20_Emphasis"><text:span text:style-name="T242">g</text:span></text:span><text:span text:style-name="Strong_20_Emphasis"><text:span text:style-name="T239">eef tweemaal een </text:span></text:span><text:span text:style-name="Strong_20_Emphasis"><text:span text:style-name="T246">wachtwoord</text:span></text:span><text:span text:style-name="Strong_20_Emphasis"><text:span text:style-name="T239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95348325936520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100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100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6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3">De </text:span><text:span text:style-name="T238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100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6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28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100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6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7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100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6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95346618817678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100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100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3">E</text:span></text:span><text:span text:style-name="User_20_Entry"><text:span text:style-name="T175">ventuele extra </text:span></text:span><text:span text:style-name="Definition"><text:span text:style-name="T323">gebruiker</text:span></text:span><text:span text:style-name="User_20_Entry"><text:span text:style-name="T174">s</text:span></text:span><text:span text:style-name="User_20_Entry"><text:span text:style-name="T175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100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100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6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3">De </text:span><text:span text:style-name="T238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7">E</text:span><text:span text:style-name="T188">inde c</text:span><text:span text:style-name="T189">hecklist, </text:span><text:span text:style-name="T190">d</text:span><text:span text:style-name="T189">e installatie van </text:span><text:span text:style-name="Strong_20_Emphasis"><text:span text:style-name="T203"><text:user-field-get text:name="Distro">Ubuntu</text:user-field-get></text:span></text:span><text:span text:style-name="T191"><text:s/></text:span><text:span text:style-name="T192"><text:user-field-get text:name="Version">24.04</text:user-field-get></text:span><text:span text:style-name="T192"><text:s/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89">is voltooid.</text:span></text:p>
      <text:p text:style-name="P8"/>
      <text:list xml:id="list574362166" text:style-name="L2">
        <text:list-header>
          <text:p text:style-name="P98"><text:span text:style-name="Emphasis"><text:span text:style-name="T31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8">Karel Zimmer</text:span></text:span></text:a><text:span text:style-name="Emphasis"><text:span text:style-name="T319">.</text:span></text:span></text:p>
          <text:p text:style-name="P99"><text:span text:style-name="Emphasis"><text:span text:style-name="T319">C</text:span></text:span><text:span text:style-name="Emphasis"><text:span text:style-name="T320">C0</text:span></text:span><text:span text:style-name="Emphasis"><text:span text:style-name="T319"> 1.0 </text:span></text:span><text:span text:style-name="Emphasis"><text:span text:style-name="T321">Universeel</text:span></text:span><text:span text:style-name="Emphasis"><text:span text:style-name="T319"> </text:span></text:span><text:span text:style-name="Emphasis"><text:span text:style-name="T31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16"><text:s/></text:span></text:span><text:span text:style-name="Emphasis"><text:span text:style-name="T31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16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28T09:53:46.172223966">28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52:38.430246315</dc:date>
    <meta:keyword>Installatie</meta:keyword>
    <meta:keyword>Checklist</meta:keyword>
    <meta:keyword>Linux</meta:keyword>
    <meta:editing-cycles>6875</meta:editing-cycles>
    <meta:editing-duration>P12DT6H29M56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97" meta:word-count="626" meta:character-count="4399" meta:non-whitespace-character-count="3815"/>
    <meta:user-defined meta:name="Info 1"/>
    <meta:user-defined meta:name="Info 2"/>
    <meta:user-defined meta:name="Info 3"/>
    <meta:user-defined meta:name="Info 4"/>
  </office:meta>
</office:document-meta>
</file>